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draw:stroke="dash" draw:stroke-dash="Fine_20_Dashed_20__28_var_29_" svg:stroke-width="0.051cm" svg:stroke-color="#dc2300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Ultrafine_20_Dashed" svg:stroke-width="0.051cm" svg:stroke-color="#4700b8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solid" draw:stroke-dash="Ultrafine_20_Dashed" svg:stroke-width="0.051cm" svg:stroke-color="#355e00" draw:marker-start="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355e00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4700b8" fo:font-weight="bold" style:font-weight-asian="bold" style:font-weight-complex="bold"/>
    </style:style>
    <style:style style:name="P5" style:family="paragraph">
      <style:text-properties fo:color="#dc2300" fo:font-weight="bold" style:font-weight-asian="bold" style:font-weight-complex="bold"/>
    </style:style>
    <style:style style:name="T1" style:family="text">
      <style:text-properties fo:color="#355e00" fo:font-family="'Liberation Sans'" style:font-style-name="Regular" style:font-family-generic="swiss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2" style:family="text">
      <style:text-properties fo:color="#355e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4700b8" style:text-position="0% 100%" fo:font-family="'Liberation Sans'" style:font-style-name="Regular" style:font-family-generic="swiss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5" style:family="text">
      <style:text-properties fo:color="#4700b8" style:text-position="sub 58%" fo:font-weight="bold" style:font-weight-asian="bold" style:font-weight-complex="bold"/>
    </style:style>
    <style:style style:name="T6" style:family="text">
      <style:text-properties fo:color="#dc2300" fo:font-weight="bold" style:font-weight-asian="bold" style:font-weight-complex="bold"/>
    </style:style>
    <style:style style:name="T7" style:family="text">
      <style:text-properties fo:font-family="'Liberation Sans'" style:font-style-name="Regular" style:font-family-generic="swiss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8" style:family="text">
      <style:text-properties style:text-position="sub 58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08cm" svg:height="13.208cm" svg:x="3.794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75cm" svg:height="3.175cm" svg:x="7.033cm" svg:y="1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683cm" svg:y1="16.494cm" svg:x2="16.113cm" svg:y2="16.494cm">
          <text:p/>
        </draw:line>
        <draw:custom-shape draw:style-name="gr4" draw:text-style-name="P1" draw:layer="layout" svg:width="0.254cm" svg:height="0.254cm" svg:x="10.27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98cm" svg:y1="13.192cm" svg:x2="10.398cm" svg:y2="16.494cm">
          <text:p/>
        </draw:line>
        <draw:frame draw:style-name="gr6" draw:text-style-name="P2" draw:layer="layout" svg:width="1.514cm" svg:height="0.962cm" svg:x="8.666cm" svg:y="13.273cm">
          <draw:text-box>
            <text:p><text:span text:style-name="T1">ß</text:span><text:span text:style-name="T2">(t)</text:span></text:p>
          </draw:text-box>
        </draw:frame>
        <draw:frame draw:style-name="gr6" draw:text-style-name="P3" draw:layer="layout" svg:width="1.734cm" svg:height="0.962cm" svg:x="9.531cm" svg:y="5.572cm">
          <draw:text-box>
            <text:p><text:span text:style-name="T3">Star</text:span></text:p>
          </draw:text-box>
        </draw:frame>
        <draw:frame draw:style-name="gr6" draw:text-style-name="P3" draw:layer="layout" svg:width="2.407cm" svg:height="0.962cm" svg:x="7.35cm" svg:y="18.199cm">
          <draw:text-box>
            <text:p><text:span text:style-name="T3">Planet</text:span></text:p>
          </draw:text-box>
        </draw:frame>
        <draw:custom-shape draw:style-name="gr4" draw:text-style-name="P1" draw:layer="layout" svg:width="0.254cm" svg:height="0.254cm" svg:x="8.493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09cm" svg:height="1.171cm" svg:x="10.225cm" svg:y="14.343cm">
          <draw:text-box>
            <text:p><text:span text:style-name="T4">ß</text:span><text:span text:style-name="T5">0</text:span></text:p>
          </draw:text-box>
        </draw:frame>
        <draw:line draw:style-name="gr7" draw:text-style-name="P1" draw:layer="layout" svg:x1="10.398cm" svg:y1="13.192cm" svg:x2="8.62cm" svg:y2="16.494cm">
          <text:p/>
        </draw:line>
        <draw:frame draw:style-name="gr6" draw:text-style-name="P5" draw:layer="layout" svg:width="1.48cm" svg:height="0.962cm" svg:x="14.252cm" svg:y="15.478cm">
          <draw:text-box>
            <text:p><text:span text:style-name="T6">x(t)</text:span></text:p>
          </draw:text-box>
        </draw:frame>
        <draw:line draw:style-name="gr8" draw:text-style-name="P1" draw:layer="layout" svg:x1="8.62cm" svg:y1="16.494cm" svg:x2="8.62cm" svg:y2="18.145cm">
          <text:p/>
        </draw:line>
        <draw:frame draw:style-name="gr6" draw:text-style-name="P3" draw:layer="layout" svg:width="0.794cm" svg:height="0.962cm" svg:x="7.953cm" svg:y="16.748cm">
          <draw:text-box>
            <text:p><text:span text:style-name="T7">ζ</text:span></text:p>
          </draw:text-box>
        </draw:frame>
        <draw:line draw:style-name="gr8" draw:text-style-name="P1" draw:layer="layout" svg:x1="10.398cm" svg:y1="13.192cm" svg:x2="17.002cm" svg:y2="13.192cm">
          <text:p/>
        </draw:line>
        <draw:frame draw:style-name="gr6" draw:text-style-name="P3" draw:layer="layout" svg:width="2.225cm" svg:height="1.475cm" svg:x="12.457cm" svg:y="12.003cm">
          <draw:text-box>
            <text:p><text:span text:style-name="T3">R</text:span><text:span text:style-name="T8">*</text:span><text:span text:style-name="T3"> =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Becker</meta:initial-creator>
    <meta:creation-date>2013-04-23T14:33:53</meta:creation-date>
    <dc:date>2013-05-07T11:00:51</dc:date>
    <dc:creator>Andrew Becker</dc:creator>
    <meta:editing-duration>PT2H41M1S</meta:editing-duration>
    <meta:editing-cycles>4</meta:editing-cycles>
    <meta:generator>LibreOffice/3.4$Unix LibreOffice_project/340m1$Build-502</meta:generator>
    <meta:document-statistic meta:object-count="16"/>
  </office:meta>
</office:document-meta>
</file>